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9847" officeooo:paragraph-rsid="000b9847"/>
    </style:style>
    <style:style style:name="T1" style:family="text">
      <style:text-properties officeooo:rsid="000b9847"/>
    </style:style>
    <style:style style:name="T2" style:family="text">
      <style:text-properties officeooo:rsid="000bfb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udiante: Pamela Galvis Alvarez</text:p>
      <text:p text:style-name="Standard"><text:line-break/>Informe: Análisis <text:span text:style-name="T1">sobre las emociones encontradas en</text:span> la película Sucker Punch</text:p>
      <text:p text:style-name="Standard"/>
      <text:p text:style-name="Standard">Ver <text:span text:style-name="T1">la pelicula</text:span> Sucker Punch fue una experiencia intensa y, en muchos momentos, desconcertante. Desde el principio sentí un nudo en el estómago. La historia comienza con una situación <text:span text:style-name="T1">bastante</text:span> dolorosa e injusta que es imposible no ponerse en el lugar de la protagonista, Babydoll. Lo primero que me provocó fue <text:span text:style-name="T2">un sentimiento de </text:span>impotencia. Ver cómo una chica tan joven es traicionada, encerrada y condenada por algo que no hizo me hizo sentir rabia <text:span text:style-name="T2">e impotencia</text:span>, tristeza y una especie de desesperación <text:span text:style-name="T1">y lastima</text:span>.</text:p>
      <text:p text:style-name="Standard"/>
      <text:p text:style-name="Standard">A medida que la historia avanza, Babydoll se refugia en su mente, creando realidad<text:span text:style-name="T2">es</text:span> alternativa donde todo parece tener <text:span text:style-name="T2">mucho mas</text:span> sentido. Aunque estas fantasías están llenas de acción y combates, lo que realmente transmiten son emociones profundas. Cada una de esas misiones no es solo una escena para entretener, sino una representación emocional de su lucha por recuperar el control de su vida. Ahí sentí, más que nunca, esa necesidad de escapar, de luchar aunque no se tenga la certeza de ganar. En esos momentos no pensé en qué era real o no, solo sentía empatía por lo que cada personaje atravesaba.</text:p>
      <text:p text:style-name="Standard"/>
      <text:p text:style-name="Standard">A lo largo de la película también sentí una conexión especial con la relación entre las chicas. A pesar de que todas venían de contextos difíciles, logran construir un vínculo muy humano. No solo están unidas por el objetivo de escapar, sino por algo más fuerte: la necesidad de apoyarse entre ellas para sobrevivir emocionalmente. En varios momentos me conmovió ver cómo se cuidaban, cómo se daban valor. Me recordó lo importante que es tener a alguien al lado en los momentos más oscuros.</text:p>
      <text:p text:style-name="Standard"/>
      <text:p text:style-name="Standard">El personaje de Sweet Pea también me impactó mucho. Es fuerte, pero no de una forma exagerada, sino real. Tiene miedo, duda, cuestiona, pero nunca abandona a las demás. La forma en que ella representa la resistencia me pareció muy cercana, muy humana.</text:p>
      <text:p text:style-name="Standard"/>
      <text:p text:style-name="Standard">Hacia el final, la película me dejó con una mezcla de sensaciones que aún me cuesta poner en palabras. Sentí tristeza por Babydoll, pero también una extraña calma. Su sacrificio no fue en vano. No logró escapar físicamente, pero sí mentalmente, al decidir por sí misma lo que estaba dispuesta a hacer. En ese gesto, sentí que recuperaba su poder. Me hizo pensar en cuántas veces una persona puede encontrar libertad, no al huir, sino al aceptar lo que puede controlar y lo que no. <text:span text:style-name="T1">Esto me dio valor para enfrentar los desafíos que he enfrentado a lo largo de mi vida. </text:span></text:p>
      <text:p text:style-name="Standard"/>
      <text:p text:style-name="Standard">﻿Sucker Punch no es una película fácil de entender en su totalidad, pero en el fondo, lo que más me dejó fue un viaje emocional. Me enfrentó a mis propias ideas sobre el control, la injusticia, el dolor y, sobre todo, la fuerza que muchas veces no vemos, pero que aparece cuando más se necesita. No es una historia feliz, pero sí es una historia poderosa.</text:p>
      <text:p text:style-name="Standard"/>
      <text:p text:style-name="Standard">Más allá de la acción y los mundos fantásticos, lo que me quedó fue una sensación de admiración por el espíritu humano, por esa capacidad de resistir y de luchar aun cuando parece que todo está perdido. Me hizo pensar en las batallas internas que todos enfrentamos, y en cómo, a veces, el mayor acto de valentía es simplemente seguir adelante, incluso en silenc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5:16:40.979425419</meta:creation-date>
    <dc:date>2025-04-25T15:35:44.560096255</dc:date>
    <meta:editing-duration>PT8M33S</meta:editing-duration>
    <meta:editing-cycles>1</meta:editing-cycles>
    <meta:document-statistic meta:table-count="0" meta:image-count="0" meta:object-count="0" meta:page-count="1" meta:paragraph-count="9" meta:word-count="563" meta:character-count="3260" meta:non-whitespace-character-count="2705"/>
    <meta:generator>LibreOffice/7.3.7.2$Linux_X86_64 LibreOffice_project/30$Build-2</meta:generator>
  </office:meta>
</office:document-meta>
</file>